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ndererAspectChain.getConfig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rAspectChain.dispose( ServiceSelector selec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ndererAspectChain.is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rAspectChain.get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rAspectChain.configure( ServiceSelector selector , Configuration conf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RendererAspectChain.getAspectDescription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